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9499" officeooo:paragraph-rsid="00109499"/>
    </style:style>
    <style:style style:name="P2" style:family="paragraph" style:parent-style-name="Standard">
      <style:paragraph-properties fo:text-align="justify" style:justify-single-word="false"/>
      <style:text-properties officeooo:rsid="00109499" officeooo:paragraph-rsid="00109499"/>
    </style:style>
    <style:style style:name="P3" style:family="paragraph" style:parent-style-name="Standard">
      <style:text-properties officeooo:rsid="00133a95" officeooo:paragraph-rsid="00133a95"/>
    </style:style>
    <style:style style:name="P4" style:family="paragraph" style:parent-style-name="Standard">
      <style:text-properties officeooo:paragraph-rsid="0013a558"/>
    </style:style>
    <style:style style:name="P5" style:family="paragraph" style:parent-style-name="Standard">
      <style:text-properties officeooo:paragraph-rsid="00159c3d"/>
    </style:style>
    <style:style style:name="P6" style:family="paragraph" style:parent-style-name="Standard">
      <style:text-properties officeooo:rsid="0016e9ce" officeooo:paragraph-rsid="0016e9ce"/>
    </style:style>
    <style:style style:name="P7" style:family="paragraph" style:parent-style-name="Standard">
      <style:text-properties officeooo:rsid="0019703c" officeooo:paragraph-rsid="0019703c"/>
    </style:style>
    <style:style style:name="P8" style:family="paragraph" style:parent-style-name="Standard">
      <style:text-properties officeooo:rsid="001a997b" officeooo:paragraph-rsid="001a997b"/>
    </style:style>
    <style:style style:name="P9" style:family="paragraph" style:parent-style-name="Standard">
      <style:text-properties officeooo:rsid="00133a95" officeooo:paragraph-rsid="0013a558"/>
    </style:style>
    <style:style style:name="P10" style:family="paragraph" style:parent-style-name="Standard">
      <style:text-properties style:use-window-font-color="true" style:font-name="Liberation Serif" fo:font-size="12pt" fo:font-style="normal" officeooo:rsid="00159c3d" officeooo:paragraph-rsid="00159c3d" style:font-size-asian="12pt" style:font-style-asian="normal" style:font-size-complex="12pt" style:font-style-complex="normal"/>
    </style:style>
    <style:style style:name="P11" style:family="paragraph" style:parent-style-name="Standard">
      <style:text-properties officeooo:rsid="001a997b" officeooo:paragraph-rsid="001a997b"/>
    </style:style>
    <style:style style:name="P12" style:family="paragraph" style:parent-style-name="Standard">
      <style:text-properties officeooo:rsid="001c0005" officeooo:paragraph-rsid="001c0005"/>
    </style:style>
    <style:style style:name="T1" style:family="text">
      <style:text-properties officeooo:rsid="00133a95"/>
    </style:style>
    <style:style style:name="T2" style:family="text">
      <style:text-properties style:font-name="Liberation Serif" fo:font-size="12pt" officeooo:rsid="00133a95" style:font-size-asian="12pt" style:font-size-complex="12pt"/>
    </style:style>
    <style:style style:name="T3" style:family="text">
      <style:text-properties style:use-window-font-color="true" style:font-name="Liberation Serif" fo:font-size="12pt" style:font-size-asian="12pt" style:font-size-complex="12pt"/>
    </style:style>
    <style:style style:name="T4" style:family="text">
      <style:text-properties style:use-window-font-color="true" style:font-name="Liberation Serif" fo:font-size="12pt" officeooo:rsid="00133a95" style:font-size-asian="12pt" style:font-size-complex="12pt"/>
    </style:style>
    <style:style style:name="T5" style:family="text">
      <style:text-properties style:use-window-font-color="true" style:font-name="Liberation Serif" fo:font-size="12pt" officeooo:rsid="0013a558" style:font-size-asian="12pt" style:font-size-complex="12pt"/>
    </style:style>
    <style:style style:name="T6" style:family="text">
      <style:text-properties style:use-window-font-color="true" style:font-name="Liberation Serif" fo:font-size="12pt" officeooo:rsid="00159c3d" style:font-size-asian="12pt" style:font-size-complex="12pt"/>
    </style:style>
    <style:style style:name="T7" style:family="text">
      <style:text-properties style:use-window-font-color="true" style:font-name="Liberation Serif" fo:font-size="12pt" fo:font-style="italic" style:font-size-asian="12pt" style:font-style-asian="italic" style:font-size-complex="12pt" style:font-style-complex="italic"/>
    </style:style>
    <style:style style:name="T8" style:family="text">
      <style:text-properties style:use-window-font-color="true" style:font-name="Liberation Serif" fo:font-size="12pt" fo:font-style="italic" officeooo:rsid="00159c3d" style:font-size-asian="12pt" style:font-style-asian="italic" style:font-size-complex="12pt" style:font-style-complex="italic"/>
    </style:style>
    <style:style style:name="T9" style:family="text">
      <style:text-properties style:use-window-font-color="true" style:font-name="Liberation Serif" fo:font-size="12pt" fo:font-style="normal" officeooo:rsid="00159c3d" style:font-size-asian="12pt" style:font-style-asian="normal" style:font-size-complex="12pt" style:font-style-complex="normal"/>
    </style:style>
    <style:style style:name="T10" style:family="text">
      <style:text-properties officeooo:rsid="001a99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Résultat de compilation n°1 : pb pas de sauvegarde des configuration pour l’ensemble de pareto + des problèmes pour tester mon ensemble de pareto(je me suis perdu entre energy/puissance et Débit et DurationII) (Du coup j’ai cru que mon algo était faux)</text:p>
      <text:p text:style-name="P6"/>
      <text:p text:style-name="P6">Résultat de compilation n°2 : j’ai ajouté la sauvegarde des configurations et j’ai ajouté un comparateur. Pour comparer j’ai utilisé un script matlab ce qui s’est avéré plus simple aussi pour analyser les données. Sauf que en fait mon algo V1 était juste du coup j’ai supprimé le nouveaux comparateur et j’ai fait une 3ème compilation</text:p>
      <text:p text:style-name="P6"/>
      <text:p text:style-name="P6">Résultat de Compilation n°3 : J’ai les sauvegarde des config et le trie des points de pareto se fait correctement.</text:p>
      <text:p text:style-name="P6"/>
      <text:p text:style-name="P6">Pour lancer mes tests j’ai exporté preesm et je le lançait via ssh sur le PC de l’insa. En faisant ça j’ai découvert que l’on gagnais énormément de temps (au lieu de 3-4 jours → 3-4h) et j’avais quand même les logs avec la redirection (j’ai juste mettre le niveau du logger en INFO car il voulais pas print les log NOTICE et les niveau en dessous)</text:p>
      <text:p text:style-name="P1"/>
      <text:p text:style-name="P1">Comment représenté lisiblement des points dans un repère à 4 dimensions ?</text:p>
      <text:p text:style-name="P1"/>
      <text:p text:style-name="P2">Pour chaque valeurs de la 4ème dimension on plot un graph 3d (ici latence car peu de valeur différentes )</text:p>
      <text:p text:style-name="P1"><text:line-break/>Graph 3d des points de l’ensemble de pareto. Pour chaque latence possible, j’ai fais un graph de l’ensemble de pareto mais c’est pas lisible ni ergonomique</text:p>
      <text:p text:style-name="P1"/>
      <text:p text:style-name="P1">Graph 2d pour faire la projection 2d j’ai fait une projection orthogonale du graph 3d dans le plan puissance-DurationII. <text:line-break/>Certain points semble innapprorié (genre…) mais en fait il offre un compromis sur la mémoire et donc même si sur ce plan il n’est pas un point de pareto il est un point de pareto dans l’espace 3d (le même phénomène devait se produire avec les graphs 3d mais on ne le voyait pas)</text:p>
      <text:p text:style-name="P1"/>
      <text:p text:style-name="P1">Graph2d all point, j’ai fait des graph 2d pour une latence donnée + mémoire donnée avec tous les points testé et les points du pareto set. Pour les faibles latences et faibles mémoire l’ensemble de pareto est clairement compréhensible mais si l’on va vers des mémoires plus grandes on a l’iimpression que l’algo fonctionne mal et que l’ensemble de pareto est faux en fait il est juste c’est juste que dans l’espace 4d d’autres points de l’ensemble sont plus <text:s/></text:p>
      <text:p text:style-name="P1"/>
      <text:p text:style-name="P3">J’ai essayé de voir quels paramètres influent sur quels métriques :</text:p>
      <text:p text:style-name="P9"><text:tab/>La puissance : Tous les paramètres modifient la puissance</text:p>
      <text:p text:style-name="P4"><text:span text:style-name="T1">dans certains configurations faire varier les paramètres :</text:span><text:span text:style-name="T2"> </text:span><text:span text:style-name="T7">delayRead</text:span><text:span text:style-name="T3">, </text:span><text:span text:style-name="T7">delayDisplay</text:span><text:span text:style-name="T3"> </text:span><text:span text:style-name="T5">ne </text:span><text:span text:style-name="T4">modifie </text:span><text:span text:style-name="T5">pas </text:span><text:span text:style-name="T4">la puissance</text:span></text:p>
      <text:p text:style-name="P5"><text:span text:style-name="T4"><text:tab/></text:span><text:span text:style-name="T6">La latence les paramètres <text:s/></text:span><text:span text:style-name="T8">delayRead </text:span><text:span text:style-name="T9">et</text:span><text:span text:style-name="T6"> </text:span><text:span text:style-name="T8">delayDisplay </text:span><text:span text:style-name="T9">ont un impact sur la latences (pour toutes les configuration possibles)</text:span></text:p>
      <text:p text:style-name="P10"><text:tab/><text:tab/>Tous les autres paramètres n’ont aucun impact sur la latence </text:p>
      <text:p text:style-name="P10"><text:tab/>La DurationII Tous les paramètres ont un impact sur l’inverse du débit dans tous les configuration possibles</text:p>
      <text:p text:style-name="P10"><text:tab/>La mémoire : le paramètre parallelismLevel à un impact sur la mémoire peu importe la valeur des autres paramètres</text:p>
      <text:p text:style-name="P5"><text:span text:style-name="T9"><text:tab/><text:tab/>Les autres paramètres ont un impacte sur la mémoire en fonction de la valeur des autres paramètres. Dans certaines configuration faire varier le paramètre </text:span><text:span text:style-name="T8">nKeyPointsMaxUser </text:span><text:span text:style-name="T9">aura un impact sur la mémoire et dans d’autres configuration non.</text:span></text:p>
      <text:p text:style-name="P3"/>
      <text:p text:style-name="P8"><text:soft-page-break/>Les trucs à faire :</text:p>
      <text:p text:style-name="P7"/>
      <text:p text:style-name="P7">Une app avec :</text:p>
      <text:p text:style-name="P7">Un scenario 32 un scenario 4</text:p>
      <text:p text:style-name="P7">un workflow oldcodegen </text:p>
      <text:p text:style-name="P7">un workflow newCodegen</text:p>
      <text:p text:style-name="P7"/>
      <text:p text:style-name="P7">m<text:span text:style-name="T10">ettre en forme les résultats pour préparer le rapport</text:span></text:p>
      <text:p text:style-name="P8">Comment je présente les résultat de mes tests</text:p>
      <text:p text:style-name="P8"/>
      <text:p text:style-name="P12">la durationII dépend de l’ordonancement </text:p>
      <text:p text:style-name="P12">l’énergie ne dépend pas de l’ordanc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2T09:20:49.366000000</meta:creation-date>
    <meta:generator>LibreOffice/6.1.5.2$Windows_X86_64 LibreOffice_project/90f8dcf33c87b3705e78202e3df5142b201bd805</meta:generator>
    <dc:date>2021-03-31T22:53:58.309000000</dc:date>
    <meta:editing-duration>PT10H16M34S</meta:editing-duration>
    <meta:editing-cycles>3</meta:editing-cycles>
    <meta:document-statistic meta:table-count="0" meta:image-count="0" meta:object-count="0" meta:page-count="2" meta:paragraph-count="26" meta:word-count="579" meta:character-count="3411" meta:non-whitespace-character-count="2842"/>
  </office:meta>
</office:document-meta>
</file>